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21d183" style:font-size-asian="16pt" style:font-size-complex="16pt"/>
    </style:style>
    <style:style style:name="P3" style:family="paragraph" style:parent-style-name="Standard">
      <style:text-properties fo:font-size="16pt" officeooo:paragraph-rsid="001db89a" style:font-size-asian="16pt" style:font-size-complex="16pt"/>
    </style:style>
    <style:style style:name="P4" style:family="paragraph" style:parent-style-name="Standard">
      <style:text-properties fo:font-size="16pt" officeooo:paragraph-rsid="001d1ab9" style:font-size-asian="16pt" style:font-size-complex="16pt"/>
    </style:style>
    <style:style style:name="T1" style:family="text">
      <style:text-properties officeooo:rsid="001d1ab9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officeooo:rsid="002523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S596</text:p>
      <text:p text:style-name="P1">HW5</text:p>
      <text:p text:style-name="P1">Matthew Sah</text:p>
      <text:p text:style-name="P1"/>
      <text:p text:style-name="P1">2.</text:p>
      <text:p text:style-name="P2">The plot produced from problem 2 shows that the time at the start( smaller “n”s) is unstable and more of an decreasing trend, but after a point it increases progressively in an almost linear fashion. <text:s/></text:p>
      <text:p text:style-name="P2">This is because of the computational complexity of LU; for smaller “n”s it takes the computer little to no difference in computing, however as “n” increases, the computational complexity accumulates and increases the required time to calculate.<text:line-break/> </text:p>
      <text:p text:style-name="P1"/>
      <text:p text:style-name="P1">3.</text:p>
      <text:p text:style-name="P3">Comparing the two <text:s/>types of Gram-Schmidt, there is no difference in output. The result will be the exact same output with the exact same precision. </text:p>
      <text:p text:style-name="P3">Since the classical Gram-Schmidt is column oriented and the modified Gram-Schmidt is row oriented</text:p>
      <text:p text:style-name="P3"/>
      <text:p text:style-name="P1">p3a)</text:p>
      <text:p text:style-name="P1">Q =</text:p>
      <text:p text:style-name="P1"/>
      <text:p text:style-name="P1"><text:s text:c="4"/>0.1010 <text:s text:c="3"/>0.3536 <text:s text:c="3"/>0.3605</text:p>
      <text:p text:style-name="P1"><text:s text:c="4"/>0.4041 <text:s text:c="3"/>0.3536 <text:s text:c="3"/>0.1495</text:p>
      <text:p text:style-name="P1"><text:s text:c="4"/>0.7071 <text:s text:c="3"/>0.3536 <text:s text:c="2"/>-0.0615</text:p>
      <text:p text:style-name="P1"><text:s text:c="4"/>0.4041 <text:s text:c="2"/>-0.3536 <text:s text:c="2"/>-0.7122</text:p>
      <text:p text:style-name="P1"><text:s text:c="4"/>0.4041 <text:s text:c="2"/>-0.7071 <text:s text:c="3"/>0.5803</text:p>
      <text:p text:style-name="P1"/>
      <text:p text:style-name="P1">R =</text:p>
      <text:p text:style-name="P1"/>
      <text:p text:style-name="P1"><text:s text:c="4"/>9.8995 <text:s text:c="3"/>9.8995 <text:s text:c="2"/>10.7076</text:p>
      <text:p text:style-name="P1"><text:s text:c="13"/>0 <text:s text:c="3"/>2.8284 <text:s text:c="3"/>4.2426</text:p>
      <text:p text:style-name="P1"><text:s text:c="13"/>0 <text:s text:c="8"/>0 <text:s text:c="7"/>1.1606</text:p>
      <text:p text:style-name="P1"><text:s text:c="2"/></text:p>
      <text:p text:style-name="P1"/>
      <text:p text:style-name="P1"><text:soft-page-break/>p3b)</text:p>
      <text:p text:style-name="P1"/>
      <text:p text:style-name="P1">Q =</text:p>
      <text:p text:style-name="P1"/>
      <text:p text:style-name="P1"><text:s text:c="4"/>0.1010 <text:s text:c="3"/>0.3536 <text:s text:c="3"/>0.3605</text:p>
      <text:p text:style-name="P1"><text:s text:c="4"/>0.4041 <text:s text:c="3"/>0.3536 <text:s text:c="3"/>0.1495</text:p>
      <text:p text:style-name="P1"><text:s text:c="4"/>0.7071 <text:s text:c="3"/>0.3536 <text:s text:c="2"/>-0.0615</text:p>
      <text:p text:style-name="P1"><text:s text:c="4"/>0.4041 <text:s text:c="2"/>-0.3536 <text:s text:c="2"/>-0.7122</text:p>
      <text:p text:style-name="P1"><text:s text:c="4"/>0.4041 <text:s text:c="2"/>-0.7071 <text:s text:c="3"/>0.5803</text:p>
      <text:p text:style-name="P1"/>
      <text:p text:style-name="P1"/>
      <text:p text:style-name="P1">R =</text:p>
      <text:p text:style-name="P1"/>
      <text:p text:style-name="P1"><text:s text:c="4"/>9.8995 <text:s text:c="3"/>9.8995 <text:s text:c="2"/>10.7076</text:p>
      <text:p text:style-name="P1"><text:s text:c="9"/><text:tab/>0 <text:s text:c="4"/>2.8284 <text:s text:c="3"/>4.2426</text:p>
      <text:p text:style-name="P1"><text:s text:c="9"/><text:tab/>0 <text:s text:c="13"/>0 <text:s text:c="3"/>1.1606</text:p>
      <text:p text:style-name="P1"/>
      <text:p text:style-name="P1">4.</text:p>
      <text:p text:style-name="P2">The graph shows that the modified Gram-Schmidt will be more stable and will orthogonalized against any errors when in the process of computation in comparison to the classical <text:span text:style-name="T3">Gram-Schmidt</text:span></text:p>
      <text:p text:style-name="P1"/>
      <text:p text:style-name="P1"/>
      <text:p text:style-name="P4">5.</text:p>
      <text:p text:style-name="P4">The Quadratic one is more appropriate .</text:p>
      <text:p text:style-name="P1">Since Y has a <text:span text:style-name="T1">curve upwards</text:span> at a more faster progressive rate, the quadratic can show the change more accurately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8T11:28:45.057649644</meta:creation-date>
    <dc:date>2019-11-08T12:16:36.106753169</dc:date>
    <meta:editing-duration>PT27M35S</meta:editing-duration>
    <meta:editing-cycles>12</meta:editing-cycles>
    <meta:generator>LibreOffice/6.3.2.2$Linux_X86_64 LibreOffice_project/30$Build-2</meta:generator>
    <meta:document-statistic meta:table-count="0" meta:image-count="0" meta:object-count="0" meta:page-count="2" meta:paragraph-count="37" meta:word-count="233" meta:character-count="1582" meta:non-whitespace-character-count="1177"/>
  </office:meta>
</office:document-meta>
</file>